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341d" officeooo:paragraph-rsid="001b341d"/>
    </style:style>
    <style:style style:name="P2" style:family="paragraph" style:parent-style-name="Standard">
      <style:text-properties officeooo:rsid="0017c33f" officeooo:paragraph-rsid="001b341d"/>
    </style:style>
    <style:style style:name="P3" style:family="paragraph" style:parent-style-name="Standard">
      <style:text-properties officeooo:paragraph-rsid="001b8c14"/>
    </style:style>
    <style:style style:name="P4" style:family="paragraph" style:parent-style-name="Standard">
      <style:text-properties officeooo:rsid="001cbace" officeooo:paragraph-rsid="001cbace"/>
    </style:style>
    <style:style style:name="T1" style:family="text">
      <style:text-properties officeooo:rsid="0011aee1"/>
    </style:style>
    <style:style style:name="T2" style:family="text">
      <style:text-properties officeooo:rsid="001325cc"/>
    </style:style>
    <style:style style:name="T3" style:family="text">
      <style:text-properties officeooo:rsid="0013eade"/>
    </style:style>
    <style:style style:name="T4" style:family="text">
      <style:text-properties officeooo:rsid="00140b45"/>
    </style:style>
    <style:style style:name="T5" style:family="text">
      <style:text-properties officeooo:rsid="0014626c"/>
    </style:style>
    <style:style style:name="T6" style:family="text">
      <style:text-properties officeooo:rsid="001596b2"/>
    </style:style>
    <style:style style:name="T7" style:family="text">
      <style:text-properties officeooo:rsid="0015b73f"/>
    </style:style>
    <style:style style:name="T8" style:family="text">
      <style:text-properties officeooo:rsid="001792ce"/>
    </style:style>
    <style:style style:name="T9" style:family="text">
      <style:text-properties officeooo:rsid="0017c33f"/>
    </style:style>
    <style:style style:name="T10" style:family="text">
      <style:text-properties officeooo:rsid="00195fc6"/>
    </style:style>
    <style:style style:name="T11" style:family="text">
      <style:text-properties officeooo:rsid="001b341d"/>
    </style:style>
    <style:style style:name="T12" style:family="text">
      <style:text-properties officeooo:rsid="001b8c14"/>
    </style:style>
    <style:style style:name="T13" style:family="text">
      <style:text-properties officeooo:rsid="001cbace"/>
    </style:style>
    <style:style style:name="T14" style:family="text">
      <style:text-properties fo:language="en" fo:country="US"/>
    </style:style>
    <style:style style:name="T15" style:family="text">
      <style:text-properties officeooo:rsid="001e7e44"/>
    </style:style>
    <style:style style:name="T16" style:family="text">
      <style:text-properties officeooo:rsid="001f6a3f"/>
    </style:style>
    <style:style style:name="T17" style:family="text">
      <style:text-properties officeooo:rsid="0020b477"/>
    </style:style>
    <style:style style:name="T18" style:family="text">
      <style:text-properties officeooo:rsid="0021f680"/>
    </style:style>
    <style:style style:name="T19" style:family="text">
      <style:text-properties officeooo:rsid="002357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Я как и многие другие электронщики не </text:span><text:span text:style-name="T12">хочу</text:span><text:span text:style-name="T1"> себя ограничивать набором стандартных отладочных плат. И тут становится актуальным вопрос получения прототипов. В нашем веке совершенно любой прошаренный айтишник, может быть даже школьник, порывшись у себя в кармане найдет 20$ и закажет партию плат в китае. </text:span><text:span text:style-name="T7">Д</text:span><text:span text:style-name="T1">а </text:span><text:span text:style-name="T18">и</text:span><text:span text:style-name="T1"> вопросами они занимаются настолько опережающими </text:span><text:span text:style-name="T4">время, что </text:span><text:span text:style-name="T1">срок доставки конверта с платами в один два месяца почтой россии (почта китая отправляет пакет к нам обычно за неделю) для них не критичен. В то время как странноватые фрики вроде меня обсуждают на форумах вопрос, как бы так по культурнее перевести на иностранные языки типично любительский термин лазерно утюжная технология. </text:span><text:span text:style-name="T2">Ну тут нет ничего плохого в том что ты оказался на днище технического прогресса, </text:span><text:span text:style-name="T17">ведь </text:span><text:span text:style-name="T2">вс</text:span><text:span text:style-name="T19">ё</text:span><text:span text:style-name="T2"> можно прикрыть умным словом киберпанк, были бы хоть какие нибудь технологии. Причем мало кто знает что важно отличать киберпанк от посткиберпанка, в первом случае он самый, но еще средний, во втором уже полный. Ну тут не об этом, давайте подумаем, как же приблизить </text:span><text:span text:style-name="T3">д</text:span><text:span text:style-name="T2">омашнее прототипирование ПП к заводскому? На заводах рисунок </text:span><text:span text:style-name="T12">дорожек </text:span><text:span text:style-name="T2">на плату переносится при помощи фоторезиста. А сам пленочный фоторезист плотно приклеивается при помощи валиков. Вот именно этот вопрос и будем решать в этом видео. Вот у меня есть сломанный ламинатор. По моему скромному мнению ему нужно заменить плату управления, да и родной двигатель утерян, но удачно подходят такие же от </text:span><text:span text:style-name="T3">микроволновок. Наиболее полная плата управления должна включать термоконтроль, управление двигателем, замечать когда плата уже успела проехать и даже </text:span><text:span text:style-name="T4">иметь</text:span><text:span text:style-name="T3"> какую то там индикацию для приличия. </text:span><text:span text:style-name="T2">Вот так выглядит принципиальная схема платы, а вот так структурная. </text:span><text:span text:style-name="T3">Термоконтроль это одно амперный планарный симистор ST и DS18B20й термодатчик. </text:span><text:span text:style-name="T4">Управление двигателем </text:span><text:span text:style-name="T7">мостом </text:span><text:span text:style-name="T4">на двух амперных полев</text:span><text:span text:style-name="T12">и</text:span><text:span text:style-name="T4">ках 2N60, ну вон те которые дайте кулечек транзисторов за 50, кто их произвел не знаю, но судя по маркировке это моторолла. Для того чтобы соединить их с контроллером пришлось поставить драйверы (жаль что рассыпухой так просто этот вопрос не решишь).</text:span><text:span text:style-name="T2"> Раз TTL, два TTL и все как заверте.. Ставить еще буферы и согласователи уровней я не стал потому что у меня все хорошо. </text:span><text:span text:style-name="T4">Буферный повторитель перед симистором в моем случае это цифровой транзистор. </text:span><text:span text:style-name="T5">Блок питания небезызвестный tinyswitch в бестрансформаторном варианте. Также добавлен еще один ключ для ультрафиолетовой лампы, как приедет добавлю, будет засвечивать строго по таймеру. Микроконтроллер</text:span><text:span text:style-name="T19">ом</text:span><text:span text:style-name="T5"> по умолчанию для меня давно стал STM32, младшие их варианты одно время еще и стоили по 30р, почти как attiny. Сейчас сотка, ну терпимо, по прежнему сомневаюсь что кто то еще предложит дешевле Cortex M. Одни преимущества, прошивка по трем проводам, 48 мег</text:span><text:span text:style-name="T6">а</text:span><text:span text:style-name="T5">герц, 32 разряда (можно безпалевно объявлять int), жаль без плавающей точки, правда вот этому вот двух кнопочному оно зачем? Компилируется это все вместе со стандартными Си библиотеками чуть ли не полноценным gcc, как и </text:span><text:span text:style-name="T16">под </text:span><text:span text:style-name="T5">больш</text:span><text:span text:style-name="T16">ую</text:span><text:span text:style-name="T5"> компьютер</text:span><text:span text:style-name="T16">у</text:span><text:span text:style-name="T5">, что очень удобно. Ну вот и мои 500 строчек, </text:span><text:span text:style-name="T7">Ctrl-T,</text:span><text:span text:style-name="T5"> прописываем make, пиу, готово, оно прошилось. </text:span><text:span text:style-name="T6">Отлаживал там же, ничуть не напрягло, ни трех проводность, ни терминальность. </text:span><text:span text:style-name="T8">Теперь давайте проверять, вот тут у нас температуры разные, давайте подождем когда выровняет, а вот тут скорости </text:span><text:span text:style-name="T19">можно переключать</text:span><text:span text:style-name="T8">, а вот так вот удерживанием кнопки </text:span><text:span text:style-name="T19">включается</text:span><text:span text:style-name="T8"> реверс </text:span><text:span text:style-name="T9">тяги</text:span><text:span text:style-name="T8">. </text:span><text:span text:style-name="T9">А теперь давайте что нибудь за ламинируем для примера. Вот тут распечатал маскота одного небезызвестного проекта. Я понимаю что никто никогда на эту мишуру внимания не обращает, но </text:span><text:span text:style-name="T15">у меня</text:span><text:span text:style-name="T9"> будет референсом к одному из следующих видео. </text:span><text:span text:style-name="T10">Вот и что теперь с вами </text:span><text:span text:style-name="T13">и </text:span><text:span text:style-name="T10">в каком вы состоянии, как вам там под слоем полиэстера? Нормально? Ну в общем штука рабочая.</text:span><text:span text:style-name="T9"> С момента когда я начал собирать эту плату до момента когда я её собрал прошло меньше полугода, </text:span><text:span text:style-name="T11">довольно долго</text:span><text:span text:style-name="T9">, но ведь могло было бы быть еще дольше. Тут нужно сказать спасибо авторам вот этих библиотек и программных продуктов, благодаря им все удалось так просто.</text:span></text:p>
      <text:p text:style-name="P1">libopencm3 (макросы, makefile, ld)</text:p>
      <text:p text:style-name="P1">stlink utility</text:p>
      <text:p text:style-name="P4">KiCad</text:p>
      <text:p text:style-name="P1"><text:soft-page-break/>GNU</text:p>
      <text:p text:style-name="P2"><text:s/>В общем всем <text:span text:style-name="T14">software</text:span> <text:span text:style-name="T14">freedom</text:span>, ну а кому просто <text:span text:style-name="T14">freedom.</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2" meta:paragraph-count="6" meta:word-count="629" meta:character-count="4083" meta:non-whitespace-character-count="3459"/>
  </office:meta>
</office:document-meta>
</file>